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91cm" svg:height="8.591cm" svg:x="0.1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5T14:42:24.402501241</dc:date>
    <meta:editing-duration>PT2M46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592cm" xlink:href="." xlink:type="simple" chart:class="chart:scatter" chart:style-name="ch1">
        <chart:plot-area chart:style-name="ch2" chart:data-source-has-labels="both" svg:x="0.301cm" svg:y="0.171cm" svg:width="14.49cm" svg:height="8.25cm">
          <chartooo:coordinate-region svg:x="0.843cm" svg:y="0.37cm" svg:width="13.854cm" svg:height="7.852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0627905195293127">
                <text:p>-0.06279051952931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0627905195293152">
                <text:p>-0.0627905195293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481753674101714">
                <text:p>0.4817536741017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5.51091059616309E-016">
                <text:p>5.51091059616309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0627905195293106">
                <text:p>0.06279051952931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425779291565071">
                <text:p>0.4257792915650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728968627421413">
                <text:p>0.728968627421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062790519529312">
                <text:p>0.0627905195293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770513242775787">
                <text:p>-0.7705132427757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876306680043865">
                <text:p>-0.8763066800438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992114701314477">
                <text:p>-0.9921147013144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968583161128632">
                <text:p>-0.9685831611286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904827052466021">
                <text:p>-0.904827052466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535826794978999">
                <text:p>-0.535826794978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.69484193876076E-015">
                <text:p>-2.69484193876076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876306680043865">
                <text:p>0.8763066800438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770513242775788">
                <text:p>0.770513242775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637423989748692">
                <text:p>0.6374239897486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0627905195293102">
                <text:p>-0.06279051952931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587785252292471">
                <text:p>-0.5877852522924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92977648588825">
                <text:p>-0.929776485888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728968627421413">
                <text:p>-0.7289686274214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0.0627905195293124">
                <text:p>-0.06279051952931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.770513242775786">
                <text:p>0.7705132427757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.992114701314477">
                <text:p>0.9921147013144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.904827052466021">
                <text:p>0.9048270524660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.80901699437495">
                <text:p>0.809016994374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.368124552684682">
                <text:p>0.3681245526846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.187381314585727">
                <text:p>0.1873813145857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4.9047770029553E-016">
                <text:p>-4.9047770029553E-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0.187381314585721">
                <text:p>-0.187381314585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0.368124552684676">
                <text:p>-0.3681245526846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0.684547105928686">
                <text:p>-0.6845471059286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0.96858316112863">
                <text:p>-0.968583161128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0.951056516295155">
                <text:p>-0.9510565162951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0.637423989748692">
                <text:p>-0.6374239897486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0.309016994374952">
                <text:p>-0.3090169943749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0.1253332335643">
                <text:p>-0.12533323356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.24868988716485">
                <text:p>0.248689887164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.425779291565071">
                <text:p>0.4257792915650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.728968627421409">
                <text:p>0.7289686274214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